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 style:list-style-name="WWNum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Our Boat Trip to Biscayne Key</text:h>
        </text:list-item>
      </text:list>
      <text:h text:style-name="Heading_20_2" text:outline-level="2">Starting Out</text:h>
      <text:p text:style-name="Text_20_body">We left from the Deering Estate on a boat from the <text:a xlink:type="simple" xlink:href="https://www.biscaynenationalparkinstitute.org/" text:style-name="Internet_20_link" text:visited-style-name="Visited_20_Internet_20_Link"><text:span text:style-name="Internet_20_link">Biscayne National Park Institute</text:span></text:a>. Donna arranged the tickets for us.</text:p>
      <text:p text:style-name="Text_20_body">[INSERT IMAGE: "Vizcaya orchid" IMG_1119.JPG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Donna Boisen</dc:creator>
    <meta:editing-cycles>5</meta:editing-cycles>
    <meta:creation-date>2023-03-12T15:04:00</meta:creation-date>
    <dc:date>2023-03-12T20:56:00</dc:date>
    <dc:language>en-US</dc:language>
    <meta:editing-duration>PT6M</meta:editing-duration>
    <meta:generator>LibreOffice/7.5.0.3$MacOSX_X86_64 LibreOffice_project/c21113d003cd3efa8c53188764377a8272d9d6de</meta:generator>
    <meta:document-statistic meta:table-count="0" meta:image-count="0" meta:object-count="0" meta:page-count="1" meta:paragraph-count="4" meta:word-count="34" meta:character-count="205" meta:non-whitespace-character-count="175"/>
    <meta:user-defined meta:name="AppVersion">16.0000</meta:user-defined>
    <meta:template xlink:type="simple" xlink:actuate="onRequest" xlink:title="Normal.dotm" xlink:href=""/>
  </office:meta>
</office:document-meta>
</file>